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bce6c" officeooo:paragraph-rsid="001bce6c" style:font-size-asian="15pt" style:font-size-complex="15pt"/>
    </style:style>
    <style:style style:name="P2" style:family="paragraph" style:parent-style-name="Standard">
      <style:text-properties fo:font-size="15pt" officeooo:rsid="001d53f0" officeooo:paragraph-rsid="001d53f0" style:font-size-asian="15pt" style:font-size-complex="15pt"/>
    </style:style>
    <style:style style:name="T1" style:family="text">
      <style:text-properties officeooo:rsid="001d53f0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Which fiels of the Customers table is the Primary key?</text:p>
      <text:p text:style-name="P1"/>
      <text:p text:style-name="P1">Ans: <text:span text:style-name="T1">CNUM</text:span></text:p>
      <text:p text:style-name="P2"/>
      <text:p text:style-name="P2">2. What is the 4<text:span text:style-name="T2">th</text:span> column of CUSTOMERS table?</text:p>
      <text:p text:style-name="P2"/>
      <text:p text:style-name="P2">Ans: RATING</text:p>
      <text:p text:style-name="P2"/>
      <text:p text:style-name="P2">3.. What is another word for row and column?</text:p>
      <text:p text:style-name="P2"/>
      <text:p text:style-name="P2">Ans: Row – records <text:s/>and Column – fields</text:p>
      <text:p text:style-name="P2"/>
      <text:p text:style-name="P2">4. Why isnt is possible to see first five rows of a table?</text:p>
      <text:p text:style-name="P2"/>
      <text:p text:style-name="P2">Ans: Rows inside the table are not stored sequentially. They are fragmented all over database server hard disk. When user SELECT from the table, <text:s/>order of row in output depends upon row address, it will be always in ascending order. Hence, it is not possible to see first five rows of a tabl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7:35:56.277904994</meta:creation-date>
    <meta:generator>LibreOffice/7.3.7.2$Linux_X86_64 LibreOffice_project/30$Build-2</meta:generator>
    <dc:date>2023-09-10T18:08:10.183338847</dc:date>
    <meta:editing-duration>PT2S</meta:editing-duration>
    <meta:editing-cycles>1</meta:editing-cycles>
    <meta:document-statistic meta:table-count="0" meta:image-count="0" meta:object-count="0" meta:page-count="1" meta:paragraph-count="8" meta:word-count="105" meta:character-count="556" meta:non-whitespace-character-count="455"/>
  </office:meta>
</office:document-meta>
</file>